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f5ee" officeooo:paragraph-rsid="0013f5ee"/>
    </style:style>
    <style:style style:name="P2" style:family="paragraph" style:parent-style-name="Standard" style:list-style-name="L1">
      <style:text-properties officeooo:rsid="00180acd" officeooo:paragraph-rsid="00180acd"/>
    </style:style>
    <style:style style:name="P3" style:family="paragraph" style:parent-style-name="Standard" style:list-style-name="L1">
      <style:text-properties officeooo:rsid="001a368a" officeooo:paragraph-rsid="001a368a"/>
    </style:style>
    <style:style style:name="P4" style:family="paragraph" style:parent-style-name="Standard" style:list-style-name="L1">
      <style:text-properties officeooo:rsid="001ab870" officeooo:paragraph-rsid="001ab870"/>
    </style:style>
    <style:style style:name="T1" style:family="text">
      <style:text-properties officeooo:rsid="0015e12e"/>
    </style:style>
    <style:style style:name="T2" style:family="text">
      <style:text-properties officeooo:rsid="0016a336"/>
    </style:style>
    <style:style style:name="T3" style:family="text">
      <style:text-properties officeooo:rsid="00191754"/>
    </style:style>
    <style:style style:name="T4" style:family="text">
      <style:text-properties officeooo:rsid="001ab870"/>
    </style:style>
    <style:style style:name="T5" style:family="text">
      <style:text-properties officeooo:rsid="001b99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1800439" text:style-name="L1">
        <text:list-item>
          <text:p text:style-name="P1">Appsetting.jsonはじぶんでさくせいした。あとVisualStudioで表示されてなかったら追加＝＞既存のファイル でpropjectに追加することでVS上で表示された。<text:span text:style-name="T1">Also,”常にコピーする””コンテンツ”を選択する。常にコピーすることでどうやらＤＥＢＵＧ時とリリース時で自動的に</text:span><text:span text:style-name="T2">binの中にappsetinngs.jsonコピーしてくれる機能っぽい？</text:span></text:p>
        </text:list-item>
        <text:list-item>
          <text:p text:style-name="P2">postgreSQLは自分でinstallした。環境変数pathも時分で通した。psql –versionでいけるように。</text:p>
        </text:list-item>
        <text:list-item>
          <text:p text:style-name="P2">psql -U postgres -h localhost これで、<text:span text:style-name="T3">path通ってたらどこでやってもこれでいけて、次にパスワード求められる。install時設定したパスワードだったっぽい；</text:span></text:p>
        </text:list-item>
        <text:list-item>
          <text:p text:style-name="P3">loginすると中では、Droptable等つかえた。\l <text:span text:style-name="T4">(ＤＢ一覧表示）</text:span></text:p>
        </text:list-item>
        <text:list-item>
          <text:p text:style-name="P4">A5M2ではｍ、mysqlと異なり、ＤＢごとにA5M2にとうろくしないといけなかった。なのでけっこうめんどうだったけどいけた。<text:span text:style-name="T5">mysqlだと１つのＵＳＥＲでログインしたら全ＤＢその中の見れたけどpostegreは違うらしい。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3T23:30:10.564000000</meta:creation-date>
    <meta:generator>LibreOffice/7.0.3.1$Windows_X86_64 LibreOffice_project/d7547858d014d4cf69878db179d326fc3483e082</meta:generator>
    <dc:date>2025-08-03T23:34:29.155000000</dc:date>
    <meta:editing-duration>PT4M13S</meta:editing-duration>
    <meta:editing-cycles>9</meta:editing-cycles>
    <meta:document-statistic meta:table-count="0" meta:image-count="0" meta:object-count="0" meta:page-count="1" meta:paragraph-count="5" meta:word-count="340" meta:character-count="500" meta:non-whitespace-character-count="492"/>
  </office:meta>
</office:document-meta>
</file>